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emposDeExecução" style:family="table">
      <style:table-properties style:width="17.004cm" fo:margin-left="0cm" table:align="left" style:shadow="none"/>
    </style:style>
    <style:style style:name="TemposDeExecução.A" style:family="table-column">
      <style:table-column-properties style:column-width="4.842cm"/>
    </style:style>
    <style:style style:name="TemposDeExecução.B" style:family="table-column">
      <style:table-column-properties style:column-width="2.432cm"/>
    </style:style>
    <style:style style:name="TemposDeExecução.A1" style:family="table-cell">
      <style:table-cell-properties fo:padding="0.097cm" fo:border-left="0.05pt solid #000000" fo:border-right="none" fo:border-top="0.05pt solid #000000" fo:border-bottom="0.05pt solid #000000"/>
    </style:style>
    <style:style style:name="TemposDeExecução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emposDeExecução.F1" style:family="table-cell">
      <style:table-cell-properties fo:background-color="transparent" fo:padding="0.097cm" fo:border="0.05pt solid #000000">
        <style:background-image/>
      </style:table-cell-properties>
    </style:style>
    <style:style style:name="TemposDeExecução.A2" style:family="table-cell">
      <style:table-cell-properties fo:padding="0.097cm" fo:border-left="0.05pt solid #000000" fo:border-right="none" fo:border-top="none" fo:border-bottom="0.05pt solid #000000"/>
    </style:style>
    <style:style style:name="TemposDeExecução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emposDeExecução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emposDeExecução.A3" style:family="table-cell">
      <style:table-cell-properties fo:padding="0.097cm" fo:border-left="0.05pt solid #000000" fo:border-right="none" fo:border-top="none" fo:border-bottom="0.05pt solid #000000"/>
    </style:style>
    <style:style style:name="TemposDeExecução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9a3a5"/>
    </style:style>
    <style:style style:name="P2" style:family="paragraph" style:parent-style-name="Standard">
      <style:paragraph-properties fo:margin-left="0cm" fo:margin-right="0cm" fo:margin-top="0cm" fo:margin-bottom="0.21cm" style:contextual-spacing="false" fo:text-align="justify" style:justify-single-word="false" fo:text-indent="1.499cm" style:auto-text-indent="false"/>
      <style:text-properties officeooo:paragraph-rsid="001e94d0"/>
    </style:style>
    <style:style style:name="P3" style:family="paragraph" style:parent-style-name="Standard">
      <style:paragraph-properties fo:margin-left="0cm" fo:margin-right="0cm" fo:margin-top="0cm" fo:margin-bottom="0.21cm" style:contextual-spacing="false" fo:text-align="justify" style:justify-single-word="false" fo:text-indent="1.499cm" style:auto-text-indent="false"/>
      <style:text-properties officeooo:paragraph-rsid="002078f5"/>
    </style:style>
    <style:style style:name="P4" style:family="paragraph" style:parent-style-name="Standard">
      <style:paragraph-properties fo:margin-left="0cm" fo:margin-right="0cm" fo:margin-top="0cm" fo:margin-bottom="0.21cm" style:contextual-spacing="false" fo:text-align="justify" style:justify-single-word="false" fo:text-indent="1.499cm" style:auto-text-indent="false"/>
      <style:text-properties officeooo:paragraph-rsid="00216414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officeooo:paragraph-rsid="001b8052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paragraph-rsid="001b8052"/>
    </style:style>
    <style:style style:name="P7" style:family="paragraph" style:parent-style-name="Text_20_body">
      <style:paragraph-properties fo:margin-left="0cm" fo:margin-right="0cm" fo:text-align="justify" style:justify-single-word="false" fo:text-indent="1.508cm" style:auto-text-indent="false"/>
      <style:text-properties officeooo:paragraph-rsid="001e94d0"/>
    </style:style>
    <style:style style:name="P8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officeooo:paragraph-rsid="001b8052"/>
    </style:style>
    <style:style style:name="P9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officeooo:paragraph-rsid="001d1cd8"/>
    </style:style>
    <style:style style:name="P1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officeooo:paragraph-rsid="001e94d0"/>
    </style:style>
    <style:style style:name="P1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fo:font-weight="bold" officeooo:paragraph-rsid="001d1cd8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fo:font-weight="bold" officeooo:paragraph-rsid="001dd69e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fo:font-weight="normal" officeooo:paragraph-rsid="001d1cd8" style:font-weight-asian="normal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fo:font-weight="normal" officeooo:paragraph-rsid="001dd69e" style:font-weight-asian="normal" style:font-weight-complex="normal"/>
    </style:style>
    <style:style style:name="P15" style:family="paragraph" style:parent-style-name="Table_20_Contents">
      <style:text-properties officeooo:paragraph-rsid="00171763"/>
    </style:style>
    <style:style style:name="P16" style:family="paragraph" style:parent-style-name="Table_20_Contents">
      <style:text-properties fo:font-weight="bold" officeooo:paragraph-rsid="0017176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17176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19a3a5" style:font-weight-asian="bold" style:font-weight-complex="bold"/>
    </style:style>
    <style:style style:name="T1" style:family="text">
      <style:text-properties officeooo:rsid="0016cc41"/>
    </style:style>
    <style:style style:name="T2" style:family="text">
      <style:text-properties officeooo:rsid="00171763"/>
    </style:style>
    <style:style style:name="T3" style:family="text">
      <style:text-properties officeooo:rsid="00195f4f"/>
    </style:style>
    <style:style style:name="T4" style:family="text">
      <style:text-properties officeooo:rsid="0019a3a5"/>
    </style:style>
    <style:style style:name="T5" style:family="text">
      <style:text-properties officeooo:rsid="001b8052"/>
    </style:style>
    <style:style style:name="T6" style:family="text">
      <style:text-properties officeooo:rsid="001d1cd8"/>
    </style:style>
    <style:style style:name="T7" style:family="text">
      <style:text-properties style:font-name="Courier 10 Pitch" officeooo:rsid="001d1cd8"/>
    </style:style>
    <style:style style:name="T8" style:family="text">
      <style:text-properties style:font-name="Courier 10 Pitch" fo:font-style="normal" officeooo:rsid="001dd69e" style:font-style-asian="normal" style:font-style-complex="normal"/>
    </style:style>
    <style:style style:name="T9" style:family="text">
      <style:text-properties style:font-name="Courier 10 Pitch" fo:font-style="normal" officeooo:rsid="001d1cd8" style:font-style-asian="normal" style:font-style-complex="normal"/>
    </style:style>
    <style:style style:name="T10" style:family="text">
      <style:text-properties style:font-name="Courier 10 Pitch" officeooo:rsid="001dd69e"/>
    </style:style>
    <style:style style:name="T11" style:family="text">
      <style:text-properties fo:font-style="italic" officeooo:rsid="001d1cd8" style:font-style-asian="italic" style:font-style-complex="italic"/>
    </style:style>
    <style:style style:name="T12" style:family="text">
      <style:text-properties fo:font-style="normal" officeooo:rsid="001d1cd8" style:font-style-asian="normal" style:font-style-complex="normal"/>
    </style:style>
    <style:style style:name="T13" style:family="text">
      <style:text-properties fo:font-style="normal" officeooo:rsid="001dd69e" style:font-style-asian="normal" style:font-style-complex="normal"/>
    </style:style>
    <style:style style:name="T14" style:family="text">
      <style:text-properties officeooo:rsid="001dd69e"/>
    </style:style>
    <style:style style:name="T15" style:family="text">
      <style:text-properties style:font-name="Ubuntu" fo:font-style="normal" officeooo:rsid="001dd69e" style:font-style-asian="normal" style:font-style-complex="normal"/>
    </style:style>
    <style:style style:name="T16" style:family="text">
      <style:text-properties style:font-name="Liberation Serif" fo:font-style="normal" officeooo:rsid="001d1cd8" style:font-style-asian="normal" style:font-style-complex="normal"/>
    </style:style>
    <style:style style:name="T17" style:family="text">
      <style:text-properties style:font-name="Liberation Serif" fo:font-style="normal" officeooo:rsid="001dd69e" style:font-style-asian="normal" style:font-style-complex="normal"/>
    </style:style>
    <style:style style:name="T18" style:family="text">
      <style:text-properties style:font-name="Liberation Serif" fo:font-style="normal" officeooo:rsid="001e94d0" style:font-style-asian="normal" style:font-style-complex="normal"/>
    </style:style>
    <style:style style:name="T19" style:family="text">
      <style:text-properties style:font-name="Liberation Serif" fo:font-style="normal" fo:font-weight="normal" officeooo:rsid="001e94d0" style:font-style-asian="normal" style:font-weight-asian="normal" style:font-style-complex="normal" style:font-weight-complex="normal"/>
    </style:style>
    <style:style style:name="T20" style:family="text">
      <style:text-properties officeooo:rsid="001e94d0"/>
    </style:style>
    <style:style style:name="T21" style:family="text">
      <style:text-properties officeooo:rsid="002078f5"/>
    </style:style>
    <style:style style:name="T22" style:family="text">
      <style:text-properties officeooo:rsid="00216414"/>
    </style:style>
    <style:style style:name="fr1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Trabalho Prático 01</text:span></text:p>
      <text:p text:style-name="P6"><text:span text:style-name="T5">Thiago Dourado de Andrade</text:span></text:p>
      <text:p text:style-name="P6"><text:span text:style-name="T5">091633</text:span></text:p>
      <text:p text:style-name="P6"><text:span text:style-name="T5"/></text:p>
      <text:p text:style-name="P8"><text:span text:style-name="T5">Este trabalho é um exercício prático do conteúdo exposto em sala de aula na matéria de Análise de Algoritmos, pelo professor Márcio Palheta. O trabalho tem como objetivo a implementação e análise de três algoritmos de ordenação, heapsort, mergesort e quicksort. Para observar as diferenças nos algoritmos serão utilizados tamanhos de vetores de 10.000, 100.000, 1.000.000, 10.000.000 e 100.000.000 com números aleatórios entre 0 e 65.535.</text:span></text:p>
      <text:p text:style-name="P8"><text:span text:style-name="T5">O trabalho foi implementado em C, com cada algoritmo de ordenação em um arquivo-fonte diferente e um único arquivo-fonte para realizar a ordenação. O programa que realiza a ordenação recebe como parâmetros o algoritmo a ser usado para ordenação, heap, merge e quick, o arquivo a ser ordenado contendo um número por linha e opcionalmente um arquivo para ser escrito o arquivo ordenado.</text:span></text:p>
      <text:p text:style-name="P11"><text:span text:style-name="T6">Invocação:</text:span></text:p>
      <text:p text:style-name="P9"><text:span text:style-name="T6">sort {heap | merge | quick} &lt;arquivo entrada&gt; [&lt;arquivo saída&gt;]</text:span></text:p>
      <text:p text:style-name="P8"><text:span text:style-name="T5"/></text:p>
      <text:p text:style-name="P9"><text:span text:style-name="T6">O programa </text:span><text:span text:style-name="T10">sort</text:span><text:span text:style-name="T14"> </text:span><text:span text:style-name="T6">escreve na saída padrão o tempo de ordenação no formato MM:SS:mmm,000, usando a função gettimeofday() padrão de sistemas POSIX, <text:s/>e na saída de erro escreve mensagens mais compreensíveis, informando quando terminou de ler o arquivo de entrada.</text:span></text:p>
      <text:p text:style-name="P9"><text:span text:style-name="T6">Além do programa principal existem também programas auxiliares para realização dos testes. O programa </text:span><text:span text:style-name="T7">gerarNumeros</text:span><text:span text:style-name="T6"> implementado em C e, com números aleatórios criptograficamente fortes, em Go, o programa </text:span><text:span text:style-name="T7">media</text:span><text:span text:style-name="T6"> e o Script </text:span><text:span text:style-name="T7">executaTestes.sh</text:span><text:span text:style-name="T6">. Para gerar todos os arquivos necessários para replicação dos testes basta rodar o comando </text:span><text:span text:style-name="T7">make</text:span><text:span text:style-name="T6">. Para apagar todos os executáveis gerados, basta rodar </text:span><text:span text:style-name="T7">make remove</text:span><text:span text:style-name="T6">.</text:span></text:p>
      <text:p text:style-name="P9"><text:span text:style-name="T6">O programa </text:span><text:span text:style-name="T7">gerarNumeros</text:span><text:span text:style-name="T6"> recebe opcionalmente 2 parâmetros, a quantidade de números a ser gerado e o arquivo onde esses números devem ser escritos. Caso não seja passado o arquivo os números serão escritos em </text:span><text:span text:style-name="T11">numeros</text:span><text:span text:style-name="T12">, e caso não seja passado a quantidade de números a ser gerado, serão gerados 10.000 números. Para usar a versão em Go, é preciso ter o compilador de Go instalado, </text:span><text:span text:style-name="T8">sudo apt-get install golang</text:span><text:span text:style-name="T13"> no </text:span><text:span text:style-name="T15">Ubuntu</text:span><text:span text:style-name="T12">, e rodar </text:span><text:span text:style-name="T8">go build gerarNumeros.go</text:span><text:span text:style-name="T13">.</text:span></text:p>
      <text:p text:style-name="P11"><text:span text:style-name="T12">Invocação:</text:span></text:p>
      <text:p text:style-name="P13"><text:span text:style-name="T12">gerarNumeros [quantidade [&lt;arquivo saída&gt;]]</text:span></text:p>
      <text:p text:style-name="P13"><text:span text:style-name="T12"/></text:p>
      <text:p text:style-name="P14"><text:span text:style-name="T13">O programa </text:span><text:span text:style-name="T8">media</text:span><text:span text:style-name="T13"> lê da entrada padrão processa os resultados dos testes e escreve na saída padrão. É usado para calcular a média dos tempos. Espera como entrada os resultados formatados como serão escritos pelo script </text:span><text:span text:style-name="T9">executaTestes.sh</text:span><text:span text:style-name="T16">.</text:span></text:p>
      <text:p text:style-name="P12"><text:span text:style-name="T17">Invocação:</text:span></text:p>
      <text:p text:style-name="P14"><text:span text:style-name="T17">media &lt;&lt;arquivo resultados&gt; &gt;&lt;arquivo média&gt;</text:span></text:p>
      <text:p text:style-name="P14"><text:span text:style-name="T17"/></text:p>
      <text:p text:style-name="P14"><text:span text:style-name="T17">O script </text:span><text:span text:style-name="T9">executaTestes.sh</text:span><text:span text:style-name="T16"> </text:span><text:span text:style-name="T17">recebe o número do teste e um parâmetro opcional para limpar o arquivo de resultados. O número do teste é a potência de 10 necessária que multiplicando 1.000 obtém o tamanho desejado, 1 para 10.000, 2 para 100.000 e assim por diante.</text:span></text:p>
      <text:p text:style-name="P12"><text:soft-page-break/><text:span text:style-name="T17">Invocação:</text:span></text:p>
      <text:p text:style-name="P14"><text:span text:style-name="T17">executaTestes.sh numero {novo}</text:span></text:p>
      <text:p text:style-name="P14"><text:span text:style-name="T17"/></text:p>
      <text:p text:style-name="P14"><text:span text:style-name="T17">Cada teste foi executado 50 vezes, com exceção dos testes para o tamanho de 100.000.000, que foram executados 5 vezes cada. Para isso o script modificado para iterar de 1 a 5 ao invés de 1 a 50, como está. </text:span><text:span text:style-name="T18">Os resultados das execuções são escritas nos arquivos testeHeap, testeMerge e testeQuick. O resultados obtidos durante o experimento ainda estão disponíveis nestes arquivos. As médias finais se encontram nos arquivos resultadosHeap, resultadosMerge e resultadosQuick.</text:span></text:p>
      <text:p text:style-name="P10"><text:span text:style-name="T19">A seguir encontra-se uma tabela com todos os tempos de ordenação em segundos e os gráficos gerados a partir desta tabela, comparando cada algoritmo. Os experimentos foram realizados usando a versão criptograficamente forte dos números aleatórios, a versão escrita em Go.</text:span></text:p>
      <text:p text:style-name="P7"><text:span text:style-name="T19"/></text:p>
      <table:table table:name="TemposDeExecução" table:style-name="TemposDeExecução">
        <table:table-column table:style-name="TemposDeExecução.A"/>
        <table:table-column table:style-name="TemposDeExecução.B" table:number-columns-repeated="5"/>
        <table:table-row>
          <table:table-cell table:style-name="TemposDeExecução.A1" office:value-type="string">
            <text:p text:style-name="P18"><text:span text:style-name="T4">Método x Tamanho</text:span></text:p>
          </table:table-cell>
          <table:table-cell table:style-name="TemposDeExecução.B1" office:value-type="string">
            <text:p text:style-name="P16"><text:span text:style-name="T2">10.000</text:span></text:p>
          </table:table-cell>
          <table:table-cell table:style-name="TemposDeExecução.B1" office:value-type="string">
            <text:p text:style-name="P16"><text:span text:style-name="T2">100.000</text:span></text:p>
          </table:table-cell>
          <table:table-cell table:style-name="TemposDeExecução.B1" office:value-type="string">
            <text:p text:style-name="P16"><text:span text:style-name="T2">1.000.000</text:span></text:p>
          </table:table-cell>
          <table:table-cell table:style-name="TemposDeExecução.B1" office:value-type="string">
            <text:p text:style-name="P16"><text:span text:style-name="T2">10.000.000</text:span></text:p>
          </table:table-cell>
          <table:table-cell table:style-name="TemposDeExecução.F1" office:value-type="string">
            <text:p text:style-name="P16"><text:span text:style-name="T2">100.000.000</text:span></text:p>
          </table:table-cell>
        </table:table-row>
        <table:table-row>
          <table:table-cell table:style-name="TemposDeExecução.A4" office:value-type="string">
            <text:p text:style-name="P17"><text:span text:style-name="T2">Heapsort</text:span></text:p>
          </table:table-cell>
          <table:table-cell table:style-name="TemposDeExecução.B2" office:value-type="string">
            <text:p text:style-name="P15"><text:span text:style-name="T2">00,003425</text:span></text:p>
          </table:table-cell>
          <table:table-cell table:style-name="TemposDeExecução.B2" office:value-type="string">
            <text:p text:style-name="P15"><text:span text:style-name="T2">00,042394</text:span></text:p>
          </table:table-cell>
          <table:table-cell table:style-name="TemposDeExecução.B2" office:value-type="string">
            <text:p text:style-name="P15"><text:span text:style-name="T2">00,654321</text:span></text:p>
          </table:table-cell>
          <table:table-cell table:style-name="TemposDeExecução.B2" office:value-type="string">
            <text:p text:style-name="P15"><text:span text:style-name="T2">08,710898</text:span></text:p>
          </table:table-cell>
          <table:table-cell table:style-name="TemposDeExecução.F2" office:value-type="string">
            <text:p text:style-name="P15"><text:span text:style-name="T3">11</text:span><text:span text:style-name="T2">0,251589</text:span></text:p>
          </table:table-cell>
        </table:table-row>
        <table:table-row>
          <table:table-cell table:style-name="TemposDeExecução.A4" office:value-type="string">
            <text:p text:style-name="P17"><text:span text:style-name="T2">MergeSort</text:span></text:p>
          </table:table-cell>
          <table:table-cell table:style-name="TemposDeExecução.B2" office:value-type="string">
            <text:p text:style-name="P15"><text:span text:style-name="T2">00,004677</text:span></text:p>
          </table:table-cell>
          <table:table-cell table:style-name="TemposDeExecução.B2" office:value-type="string">
            <text:p text:style-name="P15"><text:span text:style-name="T2">00,054280</text:span></text:p>
          </table:table-cell>
          <table:table-cell table:style-name="TemposDeExecução.B2" office:value-type="string">
            <text:p text:style-name="P15"><text:span text:style-name="T2">00,821708</text:span></text:p>
          </table:table-cell>
          <table:table-cell table:style-name="TemposDeExecução.B2" office:value-type="string">
            <text:p text:style-name="P15"><text:span text:style-name="T2">07,109317</text:span></text:p>
          </table:table-cell>
          <table:table-cell table:style-name="TemposDeExecução.F2" office:value-type="string">
            <text:p text:style-name="P15"><text:span text:style-name="T3">7</text:span><text:span text:style-name="T2">6,635341</text:span></text:p>
          </table:table-cell>
        </table:table-row>
        <table:table-row>
          <table:table-cell table:style-name="TemposDeExecução.A4" office:value-type="string">
            <text:p text:style-name="P17"><text:span text:style-name="T2">Quicksort</text:span></text:p>
          </table:table-cell>
          <table:table-cell table:style-name="TemposDeExecução.B2" office:value-type="string">
            <text:p text:style-name="P15"><text:span text:style-name="T2">00,003731</text:span></text:p>
          </table:table-cell>
          <table:table-cell table:style-name="TemposDeExecução.B2" office:value-type="string">
            <text:p text:style-name="P15"><text:span text:style-name="T2">00,043078</text:span></text:p>
          </table:table-cell>
          <table:table-cell table:style-name="TemposDeExecução.B2" office:value-type="string">
            <text:p text:style-name="P15"><text:span text:style-name="T2">00,709107</text:span></text:p>
          </table:table-cell>
          <table:table-cell table:style-name="TemposDeExecução.B2" office:value-type="string">
            <text:p text:style-name="P15"><text:span text:style-name="T2">10,425797</text:span></text:p>
          </table:table-cell>
          <table:table-cell table:style-name="TemposDeExecução.F2" office:value-type="string">
            <text:p text:style-name="P15"><text:span text:style-name="T3">6</text:span><text:span text:style-name="T2">23,213592</text:span></text:p>
          </table:table-cell>
        </table:table-row>
      </table:table>
      <text:p text:style-name="Standard"><text:span text:style-name="T1"/></text:p>
      <text:p text:style-name="P1"><text:span text:style-name="T1"><draw:frame draw:style-name="fr1" draw:name="Objeto1" text:anchor-type="as-char" svg:width="15.998cm" svg:height="8.999cm" draw:z-index="2"><draw:object xlink:href="./Object 1" xlink:type="simple" xlink:show="embed" xlink:actuate="onLoad" draw:notify-on-update-of-ranges="TemposDeExecução"/><draw:image xlink:href="./ObjectReplacements/Object 1" xlink:type="simple" xlink:show="embed" xlink:actuate="onLoad"/></draw:frame></text:span><text:soft-page-break/><text:span text:style-name="T1"><draw:frame draw:style-name="fr1" draw:name="Objeto2" text:anchor-type="as-char" svg:width="16.007cm" svg:height="8.998cm" draw:z-index="1"><draw:object xlink:href="./Object 2" xlink:type="simple" xlink:show="embed" xlink:actuate="onLoad" draw:notify-on-update-of-ranges="TemposDeExecução"/><draw:image xlink:href="./ObjectReplacements/Object 2" xlink:type="simple" xlink:show="embed" xlink:actuate="onLoad"/></draw:frame></text:span><text:span text:style-name="T1"><draw:frame draw:style-name="fr2" draw:name="Objeto3" text:anchor-type="as-char" svg:width="15.998cm" svg:height="8.999cm" draw:z-index="0"><draw:object xlink:href="./Object 3" xlink:type="simple" xlink:show="embed" xlink:actuate="onLoad" draw:notify-on-update-of-ranges="TemposDeExecução"/><draw:image xlink:href="./ObjectReplacements/Object 3" xlink:type="simple" xlink:show="embed" xlink:actuate="onLoad"/></draw:frame></text:span></text:p>
      <text:p text:style-name="Standard"><text:soft-page-break/><text:span text:style-name="T1"><draw:frame draw:style-name="fr1" draw:name="Objeto4" text:anchor-type="as-char" svg:width="15.998cm" svg:height="8.999cm" draw:z-index="3"><draw:object xlink:href="./Object 4" xlink:type="simple" xlink:show="embed" xlink:actuate="onLoad" draw:notify-on-update-of-ranges="TemposDeExecução"/><draw:image xlink:href="./ObjectReplacements/Object 4" xlink:type="simple" xlink:show="embed" xlink:actuate="onLoad"/></draw:frame></text:span></text:p>
      <text:p text:style-name="Standard"><text:span text:style-name="T1"/></text:p>
      <text:p text:style-name="P2"><text:span text:style-name="T20">Pelos dados observados com o experimento, e lembrando que os tempos estão em segundos, podemos perceber que até a quantidade de 10.000.000 de números não existe uma diferença significativa entre os três algoritmos, mas é possível observar algumas tendências discutidas a seguir.</text:span></text:p>
      <text:p text:style-name="P2"><text:span text:style-name="T20">Até 1.000.000 de números os algoritmos mantiveram </text:span><text:span text:style-name="T21">a ordem de eficiência com o </text:span><text:span text:style-name="T22">h</text:span><text:span text:style-name="T21">eapsort sendo o mais eficiente seguido do </text:span><text:span text:style-name="T22">q</text:span><text:span text:style-name="T21">uicksort por último o </text:span><text:span text:style-name="T22">m</text:span><text:span text:style-name="T21">ergesort. Com 10.000.000 de números, apesar da diferença ser de no máximo 3 segundos, <text:s/>a tendência muda e o </text:span><text:span text:style-name="T22">m</text:span><text:span text:style-name="T21">ergesort ordena de forma mais eficiente seguido do </text:span><text:span text:style-name="T22">h</text:span><text:span text:style-name="T21">eapsort e então o </text:span><text:span text:style-name="T22">q</text:span><text:span text:style-name="T21">uicksort.</text:span></text:p>
      <text:p text:style-name="P3"><text:span text:style-name="T21">Com 100.000.000 de números, os tempos de ordenação se tornam </text:span><text:span text:style-name="T22">maiores e as diferenças nos tempos mais drásticas. O mergesort é claramente o mais rápido de todos ordenando em 1 minuto e 16 segundos em média, com o heapsort em seguida com um tempo em torno de 144% o tempo do mergesort. Já o quicksort não fez jus ao seu nome e executou as ordenações em uma média de 10 minutos e 23 segundos, em torno de 819% o tempo do mergesort.</text:span></text:p>
      <text:p text:style-name="P4"><text:span text:style-name="T22">Baseando-se nos limites superiores calculados em sala de aula, aparentemente o quicksort está rodando em um tempo próximo ao quadrático enquanto o mergesort e o heapsort estão executando em tempo logarítmico, o que explicaria a grande diferença entre o tempo do quicksort e os outros. Para identificar o motivo disso seria necessário registrar as listas de números desordenadas para analisá-las.</text:span></text:p>
      <text:p text:style-name="P4"><text:span text:style-name="T22">Outro fator que pode estar afetando o tempo de execução do quicksort é a escolha do pivô. Em minha implementação usei um pivô aleatório, o que teoricamente tem a melhor chance de ser eficiente não assumindo mais nenhuma informação sobre a entrada. Afinal, como os testes não cobriram mais cenários, não é possível determinar o motivo dessa grande diferença entre os tempos no último tes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Andrade</meta:initial-creator>
    <meta:creation-date>2013-04-22T13:09:40</meta:creation-date>
    <dc:date>2013-04-22T18:14:17</dc:date>
    <dc:creator>Thiago Andrade</dc:creator>
    <meta:editing-duration>PT35S</meta:editing-duration>
    <meta:editing-cycles>1</meta:editing-cycles>
    <meta:document-statistic meta:table-count="1" meta:image-count="0" meta:object-count="4" meta:page-count="4" meta:paragraph-count="51" meta:word-count="865" meta:character-count="5485" meta:non-whitespace-character-count="4667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627cm" svg:y="0.315cm" chart:style-name="ch2">
          <text:p>Duração de Ordenação</text:p>
        </chart:title>
        <chart:legend chart:legend-position="end" svg:x="13.066cm" svg:y="3.702cm" style:legend-expansion="high" chart:style-name="ch3"/>
        <chart:plot-area chart:style-name="ch4" chart:data-source-has-labels="both" svg:x="1.33cm" svg:y="1.631cm" svg:width="11.098cm" svg:height="6.208cm">
          <chartooo:coordinate-region svg:x="2.137cm" svg:y="1.83cm" svg:width="9.35cm" svg:height="5.362cm"/>
          <chart:axis chart:dimension="x" chart:name="primary-x" chart:style-name="ch5" chartooo:axis-type="auto">
            <chartooo:date-scale/>
            <chart:title svg:x="6.134cm" svg:y="8.018cm" chart:style-name="ch6">
              <text:p>Tamanho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5.295cm" chart:style-name="ch7">
              <text:p>Tempo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00</text:p>
              </table:table-cell>
              <table:table-cell office:value-type="string">
                <text:p>100.000</text:p>
              </table:table-cell>
              <table:table-cell office:value-type="string">
                <text:p>1.000.000</text:p>
              </table:table-cell>
              <table:table-cell office:value-type="string">
                <text:p>10.000.000</text:p>
              </table:table-cell>
              <table:table-cell office:value-type="string">
                <text:p>100.000.000</text:p>
              </table:table-cell>
            </table:table-row>
          </table:table-header-rows>
          <table:table-rows>
            <table:table-row>
              <table:table-cell office:value-type="string">
                <text:p>Heapsort</text:p>
              </table:table-cell>
              <table:table-cell office:value-type="float" office:value="0.003425">
                <text:p>0.003425</text:p>
              </table:table-cell>
              <table:table-cell office:value-type="float" office:value="0.042394">
                <text:p>0.042394</text:p>
              </table:table-cell>
              <table:table-cell office:value-type="float" office:value="0.654321">
                <text:p>0.654321</text:p>
              </table:table-cell>
              <table:table-cell office:value-type="float" office:value="8.710898">
                <text:p>8.710898</text:p>
              </table:table-cell>
              <table:table-cell office:value-type="float" office:value="110.251589">
                <text:p>110.251589</text:p>
              </table:table-cell>
            </table:table-row>
            <table:table-row>
              <table:table-cell office:value-type="string">
                <text:p>MergeSort</text:p>
              </table:table-cell>
              <table:table-cell office:value-type="float" office:value="0.004677">
                <text:p>0.004677</text:p>
              </table:table-cell>
              <table:table-cell office:value-type="float" office:value="0.05428">
                <text:p>0.05428</text:p>
              </table:table-cell>
              <table:table-cell office:value-type="float" office:value="0.821708">
                <text:p>0.821708</text:p>
              </table:table-cell>
              <table:table-cell office:value-type="float" office:value="7.109317">
                <text:p>7.109317</text:p>
              </table:table-cell>
              <table:table-cell office:value-type="float" office:value="76.635341">
                <text:p>76.635341</text:p>
              </table:table-cell>
            </table:table-row>
            <table:table-row>
              <table:table-cell office:value-type="string">
                <text:p>Quicksort</text:p>
              </table:table-cell>
              <table:table-cell office:value-type="float" office:value="0.003731">
                <text:p>0.003731</text:p>
              </table:table-cell>
              <table:table-cell office:value-type="float" office:value="0.043078">
                <text:p>0.043078</text:p>
              </table:table-cell>
              <table:table-cell office:value-type="float" office:value="0.709107">
                <text:p>0.709107</text:p>
              </table:table-cell>
              <table:table-cell office:value-type="float" office:value="10.425797">
                <text:p>10.425797</text:p>
              </table:table-cell>
              <table:table-cell office:value-type="float" office:value="623.213592">
                <text:p>623.213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line" chart:style-name="ch1">
        <chart:title svg:x="5.816cm" svg:y="0.315cm" chart:style-name="ch2">
          <text:p>Duração do Heapsort</text:p>
        </chart:title>
        <chart:plot-area chart:style-name="ch3" table:cell-range-address="TemposDeExecução.$A$2:.$F$3" chart:data-source-has-labels="both" svg:x="1.331cm" svg:y="1.631cm" svg:width="14.036cm" svg:height="6.206cm">
          <chartooo:coordinate-region svg:x="2.138cm" svg:y="1.83cm" svg:width="12.289cm" svg:height="5.36cm"/>
          <chart:axis chart:dimension="x" chart:name="primary-x" chart:style-name="ch4" chartooo:axis-type="auto">
            <chartooo:date-scale/>
            <chart:title svg:x="7.604cm" svg:y="8.016cm" chart:style-name="ch5">
              <text:p>Tamanho</text:p>
            </chart:title>
            <chart:categories table:cell-range-address="TemposDeExecução.$B$1:.$F$1"/>
          </chart:axis>
          <chart:axis chart:dimension="y" chart:name="primary-y" chart:style-name="ch6">
            <chart:title svg:x="0.451cm" svg:y="5.294cm" chart:style-name="ch7">
              <text:p>Tempo</text:p>
            </chart:title>
            <chart:grid chart:style-name="ch8" chart:class="major"/>
          </chart:axis>
          <chart:series chart:style-name="ch9" chart:values-cell-range-address="TemposDeExecução.$B$2:.$F$2" chart:label-cell-address="TemposDeExecução.$A$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00</text:p>
                <draw:g>
                  <svg:desc>TemposDeExecução.$B$1:.$F$1</svg:desc>
                </draw:g>
              </table:table-cell>
              <table:table-cell office:value-type="string">
                <text:p>100.000</text:p>
              </table:table-cell>
              <table:table-cell office:value-type="string">
                <text:p>1.000.000</text:p>
              </table:table-cell>
              <table:table-cell office:value-type="string">
                <text:p>10.000.000</text:p>
              </table:table-cell>
              <table:table-cell office:value-type="string">
                <text:p>100.000.000</text:p>
              </table:table-cell>
            </table:table-row>
          </table:table-header-rows>
          <table:table-rows>
            <table:table-row>
              <table:table-cell office:value-type="string">
                <text:p>Heapsort</text:p>
                <draw:g>
                  <svg:desc>TemposDeExecução.$A$2</svg:desc>
                </draw:g>
              </table:table-cell>
              <table:table-cell office:value-type="float" office:value="0.003425">
                <text:p>0.003425</text:p>
                <draw:g>
                  <svg:desc>TemposDeExecução.$B$2:.$F$2</svg:desc>
                </draw:g>
              </table:table-cell>
              <table:table-cell office:value-type="float" office:value="0.042394">
                <text:p>0.042394</text:p>
              </table:table-cell>
              <table:table-cell office:value-type="float" office:value="0.654321">
                <text:p>0.654321</text:p>
              </table:table-cell>
              <table:table-cell office:value-type="float" office:value="8.710898">
                <text:p>8.710898</text:p>
              </table:table-cell>
              <table:table-cell office:value-type="float" office:value="110.251589">
                <text:p>110.25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.706cm" svg:y="0.315cm" chart:style-name="ch2">
          <text:p>Duração do Mergesort</text:p>
        </chart:title>
        <chart:plot-area chart:style-name="ch3" table:cell-range-address="TemposDeExecução.$B$1:.$F$1 TemposDeExecução.$A$3:.$F$3" chart:data-source-has-labels="both" svg:x="1.33cm" svg:y="1.631cm" svg:width="14.03cm" svg:height="6.208cm">
          <chartooo:coordinate-region svg:x="1.951cm" svg:y="1.83cm" svg:width="12.469cm" svg:height="5.362cm"/>
          <chart:axis chart:dimension="x" chart:name="primary-x" chart:style-name="ch4" chartooo:axis-type="auto">
            <chartooo:date-scale/>
            <chart:title svg:x="7.6cm" svg:y="8.018cm" chart:style-name="ch5">
              <text:p>Tamanho</text:p>
            </chart:title>
            <chart:categories table:cell-range-address="TemposDeExecução.$B$1:.$F$1"/>
          </chart:axis>
          <chart:axis chart:dimension="y" chart:name="primary-y" chart:style-name="ch4">
            <chart:title svg:x="0.451cm" svg:y="5.295cm" chart:style-name="ch6">
              <text:p>Tempo</text:p>
            </chart:title>
            <chart:grid chart:style-name="ch7" chart:class="major"/>
          </chart:axis>
          <chart:series chart:style-name="ch8" chart:values-cell-range-address="TemposDeExecução.$B$3:.$F$3" chart:label-cell-address="TemposDeExecução.$A$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00</text:p>
                <draw:g>
                  <svg:desc>TemposDeExecução.$B$1:.$F$1</svg:desc>
                </draw:g>
              </table:table-cell>
              <table:table-cell office:value-type="string">
                <text:p>100.000</text:p>
              </table:table-cell>
              <table:table-cell office:value-type="string">
                <text:p>1.000.000</text:p>
              </table:table-cell>
              <table:table-cell office:value-type="string">
                <text:p>10.000.000</text:p>
              </table:table-cell>
              <table:table-cell office:value-type="string">
                <text:p>100.000.000</text:p>
              </table:table-cell>
            </table:table-row>
          </table:table-header-rows>
          <table:table-rows>
            <table:table-row>
              <table:table-cell office:value-type="string">
                <text:p>MergeSort</text:p>
                <draw:g>
                  <svg:desc>TemposDeExecução.$A$3</svg:desc>
                </draw:g>
              </table:table-cell>
              <table:table-cell office:value-type="float" office:value="0.004677">
                <text:p>0.004677</text:p>
                <draw:g>
                  <svg:desc>TemposDeExecução.$B$3:.$F$3</svg:desc>
                </draw:g>
              </table:table-cell>
              <table:table-cell office:value-type="float" office:value="0.05428">
                <text:p>0.05428</text:p>
              </table:table-cell>
              <table:table-cell office:value-type="float" office:value="0.821708">
                <text:p>0.821708</text:p>
              </table:table-cell>
              <table:table-cell office:value-type="float" office:value="7.109317">
                <text:p>7.109317</text:p>
              </table:table-cell>
              <table:table-cell office:value-type="float" office:value="76.635341">
                <text:p>76.635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.746cm" svg:y="0.315cm" chart:style-name="ch2">
          <text:p>Duração do Quicksort</text:p>
        </chart:title>
        <chart:plot-area chart:style-name="ch3" table:cell-range-address="TemposDeExecução.$B$1:.$F$1 TemposDeExecução.$A$4:.$F$4" chart:data-source-has-labels="both" svg:x="1.33cm" svg:y="1.631cm" svg:width="14.03cm" svg:height="6.208cm">
          <chartooo:coordinate-region svg:x="2.137cm" svg:y="1.83cm" svg:width="12.282cm" svg:height="5.362cm"/>
          <chart:axis chart:dimension="x" chart:name="primary-x" chart:style-name="ch4" chartooo:axis-type="auto">
            <chartooo:date-scale/>
            <chart:title svg:x="7.6cm" svg:y="8.018cm" chart:style-name="ch5">
              <text:p>Tamanho</text:p>
            </chart:title>
            <chart:categories table:cell-range-address="TemposDeExecução.$B$1:.$F$1"/>
          </chart:axis>
          <chart:axis chart:dimension="y" chart:name="primary-y" chart:style-name="ch4">
            <chart:title svg:x="0.451cm" svg:y="5.295cm" chart:style-name="ch6">
              <text:p>Tempo</text:p>
            </chart:title>
            <chart:grid chart:style-name="ch7" chart:class="major"/>
          </chart:axis>
          <chart:series chart:style-name="ch8" chart:values-cell-range-address="TemposDeExecução.$B$4:.$F$4" chart:label-cell-address="TemposDeExecução.$A$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00</text:p>
                <draw:g>
                  <svg:desc>TemposDeExecução.$B$1:.$F$1</svg:desc>
                </draw:g>
              </table:table-cell>
              <table:table-cell office:value-type="string">
                <text:p>100.000</text:p>
              </table:table-cell>
              <table:table-cell office:value-type="string">
                <text:p>1.000.000</text:p>
              </table:table-cell>
              <table:table-cell office:value-type="string">
                <text:p>10.000.000</text:p>
              </table:table-cell>
              <table:table-cell office:value-type="string">
                <text:p>100.000.000</text:p>
              </table:table-cell>
            </table:table-row>
          </table:table-header-rows>
          <table:table-rows>
            <table:table-row>
              <table:table-cell office:value-type="string">
                <text:p>Quicksort</text:p>
                <draw:g>
                  <svg:desc>TemposDeExecução.$A$4</svg:desc>
                </draw:g>
              </table:table-cell>
              <table:table-cell office:value-type="float" office:value="0.003731">
                <text:p>0.003731</text:p>
                <draw:g>
                  <svg:desc>TemposDeExecução.$B$4:.$F$4</svg:desc>
                </draw:g>
              </table:table-cell>
              <table:table-cell office:value-type="float" office:value="0.043078">
                <text:p>0.043078</text:p>
              </table:table-cell>
              <table:table-cell office:value-type="float" office:value="0.709107">
                <text:p>0.709107</text:p>
              </table:table-cell>
              <table:table-cell office:value-type="float" office:value="10.425797">
                <text:p>10.425797</text:p>
              </table:table-cell>
              <table:table-cell office:value-type="float" office:value="623.213592">
                <text:p>623.2135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